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196c99" officeooo:paragraph-rsid="00196c99" style:font-weight-asian="bold" style:font-weight-complex="bold"/>
    </style:style>
    <style:style style:name="P2" style:family="paragraph" style:parent-style-name="Standard">
      <style:text-properties fo:font-style="normal" style:text-underline-style="none" fo:font-weight="bold" officeooo:rsid="00196c99" officeooo:paragraph-rsid="00196c99" style:font-style-asian="normal" style:font-weight-asian="bold" style:font-style-complex="normal" style:font-weight-complex="bold"/>
    </style:style>
    <style:style style:name="P3" style:family="paragraph" style:parent-style-name="Standard">
      <style:text-properties style:text-underline-style="solid" style:text-underline-width="auto" style:text-underline-color="font-color" fo:font-weight="normal" officeooo:rsid="00196c99" officeooo:paragraph-rsid="00196c99" style:font-weight-asian="normal" style:font-weight-complex="normal"/>
    </style:style>
    <style:style style:name="P4" style:family="paragraph" style:parent-style-name="Standard">
      <style:text-properties style:text-underline-style="none" fo:font-weight="normal" officeooo:rsid="00196c99" officeooo:paragraph-rsid="00286bb2" style:font-weight-asian="normal" style:font-weight-complex="normal"/>
    </style:style>
    <style:style style:name="P5" style:family="paragraph" style:parent-style-name="Standard">
      <style:text-properties style:text-underline-style="none" fo:font-weight="normal" officeooo:rsid="00196c99" officeooo:paragraph-rsid="0029d30c" style:font-weight-asian="normal" style:font-weight-complex="normal"/>
    </style:style>
    <style:style style:name="P6" style:family="paragraph" style:parent-style-name="Standard">
      <style:text-properties style:text-underline-style="none" fo:font-weight="bold" officeooo:rsid="00196c99" officeooo:paragraph-rsid="00196c99" style:font-weight-asian="bold" style:font-weight-complex="bold"/>
    </style:style>
    <style:style style:name="P7" style:family="paragraph" style:parent-style-name="Standard">
      <style:text-properties style:text-underline-style="none" fo:font-weight="normal" officeooo:rsid="00196c99" officeooo:paragraph-rsid="00196c99" style:font-weight-asian="normal" style:font-weight-complex="normal"/>
    </style:style>
    <style:style style:name="P8" style:family="paragraph" style:parent-style-name="Standard">
      <style:text-properties style:text-underline-style="none" fo:font-weight="normal" officeooo:rsid="001a63ff" officeooo:paragraph-rsid="001a63ff" style:font-weight-asian="normal" style:font-weight-complex="normal"/>
    </style:style>
    <style:style style:name="P9" style:family="paragraph" style:parent-style-name="Standard" style:list-style-name="L1">
      <style:text-properties style:text-position="0% 100%" style:text-underline-style="none" fo:font-weight="normal" officeooo:rsid="00196c99" officeooo:paragraph-rsid="00196c99" style:font-weight-asian="normal" style:font-weight-complex="normal"/>
    </style:style>
    <style:style style:name="P10" style:family="paragraph" style:parent-style-name="Standard" style:list-style-name="L1">
      <style:text-properties style:text-underline-style="none" fo:font-weight="normal" officeooo:rsid="00196c99" officeooo:paragraph-rsid="00196c9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d4c21" style:font-weight-asian="normal" style:font-weight-complex="normal"/>
    </style:style>
    <style:style style:name="T3" style:family="text">
      <style:text-properties officeooo:rsid="00286bb2"/>
    </style:style>
    <style:style style:name="T4" style:family="text">
      <style:text-properties officeooo:rsid="0029d30c"/>
    </style:style>
    <style:style style:name="T5" style:family="text">
      <style:text-properties officeooo:rsid="001a63ff"/>
    </style:style>
    <style:style style:name="T6" style:family="text">
      <style:text-properties officeooo:rsid="001fa5bf"/>
    </style:style>
    <style:style style:name="T7" style:family="text">
      <style:text-properties style:text-position="0% 100%"/>
    </style:style>
    <style:style style:name="T8" style:family="text">
      <style:text-properties officeooo:rsid="0021271c"/>
    </style:style>
    <style:style style:name="T9" style:family="text">
      <style:text-properties fo:font-weight="bold" style:font-weight-asian="bold" style:font-weight-complex="bold"/>
    </style:style>
    <style:style style:name="T10" style:family="text">
      <style:text-properties fo:font-weight="bold" officeooo:rsid="0021271c"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Proposal Programming Mobile Devices - Daniel Soden</text:p>
      <text:p text:style-name="P1"/>
      <text:p text:style-name="P2">Project Name: <text:span text:style-name="T1">Improvio – </text:span><text:span text:style-name="T2">Improvement Unified</text:span></text:p>
      <text:p text:style-name="P1"/>
      <text:p text:style-name="P3">Objective:</text:p>
      <text:p text:style-name="P3"/>
      <text:p text:style-name="P4">For my second assignment I would like to expand upon the functionality of my first assignment, being a journalling app. In the original project, I created a simple journalling app which allowed users to reflect on their day to day activities with notable features such as time stamps, thumbnail images for the days and ratings for each day. </text:p>
      <text:p text:style-name="P4"/>
      <text:p text:style-name="P5"><text:span text:style-name="T3">E</text:span>xpan<text:span text:style-name="T3">ding</text:span> upon this project, for assignment 2 I would like to start from scratch <text:span text:style-name="T3">with the informationm I have acquired</text:span> and incorporate a wider variety of <text:span text:style-name="T4">beneficial metrics user should</text:span> keep track of. </text:p>
      <text:p text:style-name="P5"/>
      <text:p text:style-name="P5">The primary problem I am looking to solve is unifying all things self-improvement into one app so that users don’t have to jump between too many apps in order to check up on how they are doing in terms of discipline. </text:p>
      <text:p text:style-name="P3"/>
      <text:p text:style-name="P3">Requirements:</text:p>
      <text:p text:style-name="P3"/>
      <text:p text:style-name="P6">Features:</text:p>
      <text:p text:style-name="P6"/>
      <text:p text:style-name="P7">1. Daily journals - <text:s/>Created through a multitiude of API calls including the date, time and pre-tracked health info in android such as steps,sleep etc. Notifies the user to relfect on their day and write a short piece a couple of hours before bed</text:p>
      <text:p text:style-name="P7"/>
      <text:p text:style-name="P7">2. Calorie tracking - Includes another section of the app that is then embedded into journals where users can access a pre-packaged dataset of nutrional information about various foods and from there try stick to particular goals.</text:p>
      <text:p text:style-name="P7"/>
      <text:p text:style-name="P7">3. Meditation - Storing a few videos and audio files which users can listen to and keep up not only with a streak of journalling but also a streak of meditating each day to help with their mental health.</text:p>
      <text:p text:style-name="P7"/>
      <text:p text:style-name="P6">Functional Requirements.</text:p>
      <text:p text:style-name="P6"/>
      <text:p text:style-name="P7">1. <text:span text:style-name="T5">Android health data integration – Using the android health API (</text:span><text:a xlink:type="simple" xlink:href="https://developer.android.com/jetpack/androidx/releases/health" text:style-name="Internet_20_link" text:visited-style-name="Visited_20_Internet_20_Link"><text:span text:style-name="T5">https://developer.android.com/jetpack/androidx/releases/health</text:span></text:a><text:span text:style-name="T5">), the appliation will be able to display the users daily steps, sleep quality and calories burned.</text:span></text:p>
      <text:p text:style-name="P8">2. Local data storage – All of these entries will be stored using a local database (eg SQLite). Certain information appearing each day may not be kept however info such as users, entries and admins will be stored persistently.</text:p>
      <text:p text:style-name="P8">3. Streaks – All three aspects of this app will include streak functionality which tracks if the user has made an entry that day of a particular feature ie meditating daily, inputting food eaten in the calorie tracker and making a journal entry. <text:span text:style-name="T6">This will utilise datetime APIs as a means of checking if on a particular day, that user has already used this feature and will ignore adding to the streak if so and if enough time has passed where they have not used said feature, the streak count will reset to 0</text:span></text:p>
      <text:p text:style-name="P3"/>
      <text:p text:style-name="P3">Target Users:</text:p>
      <text:p text:style-name="P3"/>
      <text:list text:style-name="L1">
        <text:list-item>
          <text:p text:style-name="P9">Young adults looking to organize their life and daily habits</text:p>
        </text:list-item>
        <text:list-item>
          <text:p text:style-name="P9">Middle aged individuals looking to improve their mental health</text:p>
        </text:list-item>
        <text:list-item>
          <text:p text:style-name="P10"><text:soft-page-break/><text:span text:style-name="T7">Fitness oriented people seeking a central hub in which they can track all important facets of discipline</text:span></text:p>
        </text:list-item>
      </text:list>
      <text:p text:style-name="P3"/>
      <text:p text:style-name="P3">Utility:</text:p>
      <text:p text:style-name="P3"/>
      <text:p text:style-name="P7">Improvio serves as a single platform for self-improvement. The core utility lies in its ability to centralize journaling, health tracking (steps, sleep), nutritional logging, and mindfulness, thereby simplifying the user’s routine for self-assessment.</text:p>
      <text:p text:style-name="P7"/>
      <text:p text:style-name="P3">The key benefits offered to users include:</text:p>
      <text:p text:style-name="P7"/>
      <text:p text:style-name="P7"><text:span text:style-name="T8">1.</text:span>By embedding health metrics and caloric intake directly into the daily journal entry, Improvio enables users to gain a holistic and <text:span text:style-name="T9">cross-referenced view of their day</text:span><text:span text:style-name="T10">s</text:span> <text:span text:style-name="T8">and seeing their journey over time. </text:span></text:p>
      <text:p text:style-name="P7"/>
      <text:p text:style-name="P7"><text:span text:style-name="T8">2.</text:span> <text:span text:style-name="T10">Eliminates</text:span><text:span text:style-name="T9"> the need to switch between separate apps</text:span> for fitness, food, and mental state tracking, reducing cognitive load and making it easier to maintain consistency and strea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16:19:09.041080000</meta:creation-date>
    <dc:date>2025-10-31T16:43:57.324745018</dc:date>
    <meta:editing-duration>PT13M28S</meta:editing-duration>
    <meta:editing-cycles>8</meta:editing-cycles>
    <meta:generator>LibreOffice/25.2.3.2$Linux_X86_64 LibreOffice_project/520$Build-2</meta:generator>
    <meta:document-statistic meta:table-count="0" meta:image-count="0" meta:object-count="0" meta:page-count="2" meta:paragraph-count="24" meta:word-count="570" meta:character-count="3489" meta:non-whitespace-character-count="2937"/>
  </office:meta>
</office:document-meta>
</file>